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16356" table:default-cell-style-name="ce1"/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56"/>
        </table:table-row>
        <table:table-row table:style-name="ro2">
          <table:table-cell office:value-type="string" table:style-name="ce2">
            <text:p>MapSize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2">
            <text:p>BACKGROUND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table:number-columns-repeated="1635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GRASS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IR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table:style-name="ce2"/>
          <table:table-cell office:value-type="string" table:style-name="ce2">
            <text:p>MIDGROUND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LANK_GATE</text:p>
          </table:table-cell>
          <table:table-cell table:number-columns-repeated="1635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EE_TRUNK_SMALL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LANK_GATE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office:value-type="string" table:style-name="ce1">
            <text:p>BOX_COLLIDER</text:p>
          </table:table-cell>
          <table:table-cell table:number-columns-repeated="16356"/>
        </table:table-row>
        <table:table-row table:style-name="ro2">
          <table:table-cell table:style-name="ce2"/>
          <table:table-cell office:value-type="string" table:style-name="ce2">
            <text:p>FOREGROUND</text:p>
          </table:table-cell>
          <table:table-cell table:number-columns-repeated="16382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6"/>
        </table:table-row>
        <table:table-row table:style-name="ro2">
          <table:table-cell office:value-type="string" table:style-name="ce2">
            <text:p>GatePosition</text:p>
          </table:table-cell>
          <table:table-cell office:value-type="string" table:style-name="ce2">
            <text:p>G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,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0,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6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6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10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xime Boivin</meta:initial-creator>
    <dc:creator>Max Boivin</dc:creator>
    <meta:creation-date>2014-10-25T14:56:55Z</meta:creation-date>
    <dc:date>2014-11-04T20:08:07Z</dc:date>
    <meta:editing-cycles>11</meta:editing-cycles>
    <meta:editing-duration>PT692686S</meta:editing-duration>
  </office:meta>
</office:document-meta>
</file>